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ff3838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standard">
      <style:graphic-properties svg:stroke-color="#ff0000" draw:fill-color="#ff3838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color="#ffffff" fo:font-size="8pt" style:font-size-asian="8pt" style:font-size-complex="8pt"/>
    </style:style>
    <style:style style:name="P4" style:family="paragraph">
      <loext:graphic-properties draw:fill-color="#ff3838"/>
      <style:paragraph-properties fo:text-align="center"/>
      <style:text-properties fo:color="#ffffff" fo:font-size="8pt" style:font-size-asian="8pt" style:font-size-complex="8pt"/>
    </style:style>
    <style:style style:name="T1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83cm" svg:height="1.072cm" svg:x="1.804cm" svg:y="0.9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.364cm" svg:height="1.072cm" svg:x="1.629cm" svg:y="3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717cm" svg:height="1.072cm" svg:x="3.116cm" svg:y="2.5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2" draw:layer="layout" svg:x1="2.059cm" svg:y1="3.857cm" svg:x2="3.331cm" svg:y2="2.829cm">
          <text:p/>
        </draw:line>
        <draw:line draw:style-name="gr2" draw:text-style-name="P2" draw:layer="layout" svg:x1="2.711cm" svg:y1="3.857cm" svg:x2="3.382cm" svg:y2="3.287cm">
          <text:p/>
        </draw:line>
        <draw:frame draw:style-name="gr1" draw:text-style-name="P1" draw:layer="layout" svg:width="1.364cm" svg:height="1.072cm" svg:x="4.061cm" svg:y="3.7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0.717cm" svg:height="1.072cm" svg:x="5.548cm" svg:y="2.5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2" draw:layer="layout" svg:x1="4.471cm" svg:y1="4.435cm" svg:x2="5.763cm" svg:y2="2.901cm">
          <text:p/>
        </draw:line>
        <draw:line draw:style-name="gr3" draw:text-style-name="P2" draw:layer="layout" svg:x1="5.064cm" svg:y1="4.414cm" svg:x2="5.79cm" svg:y2="3.489cm">
          <text:p/>
        </draw:line>
        <draw:line draw:style-name="gr4" draw:text-style-name="P2" draw:layer="layout" svg:x1="4.128cm" svg:y1="1.461cm" svg:x2="5.944cm" svg:y2="1.461cm">
          <text:p/>
        </draw:line>
        <draw:line draw:style-name="gr2" draw:text-style-name="P2" draw:layer="layout" svg:x1="4.128cm" svg:y1="1.461cm" svg:x2="5.944cm" svg:y2="1.461cm">
          <text:p/>
        </draw:line>
        <draw:line draw:style-name="gr5" draw:text-style-name="P2" draw:layer="layout" svg:x1="4.121cm" svg:y1="1.976cm" svg:x2="5.937cm" svg:y2="1.976cm">
          <text:p/>
        </draw:line>
        <draw:custom-shape draw:style-name="gr6" draw:text-style-name="P3" draw:layer="layout" svg:width="0.333cm" svg:height="0.299cm" svg:x="5.938cm" svg:y="1.255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33cm" svg:height="0.299cm" svg:x="2.723cm" svg:y="3.276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33cm" svg:height="0.299cm" svg:x="5.938cm" svg:y="1.84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33cm" svg:height="0.299cm" svg:x="5.273cm" svg:y="3.444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5:36:07.809007031</meta:creation-date>
    <dc:date>2022-01-18T21:55:38.930363046</dc:date>
    <meta:editing-duration>PT27M16S</meta:editing-duration>
    <meta:editing-cycles>7</meta:editing-cycles>
    <meta:generator>LibreOffice/6.4.7.2$Linux_X86_64 LibreOffice_project/4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i>e</mi>
                      <mo stretchy="false">×</mo>
                      <mi>a</mi>
                    </mrow>
                    <mo stretchy="false">+</mo>
                    <mrow>
                      <mi>b</mi>
                      <mo stretchy="false">×</mo>
                      <mi>f</mi>
                    </mrow>
                  </mrow>
                </mtd>
              </mtr>
              <mtr>
                <mtd>
                  <mrow>
                    <mrow>
                      <mi>d</mi>
                      <mo stretchy="false">×</mo>
                      <mi>c</mi>
                    </mrow>
                    <mo stretchy="false">+</mo>
                    <mrow>
                      <mi>d</mi>
                      <mo stretchy="false">×</mo>
                      <mi>f</mi>
                    </mrow>
                  </mrow>
                </mtd>
              </mtr>
            </mtable>
          </mrow>
          <mo fence="true" stretchy="true">]</mo>
        </mrow>
      </mrow>
    </mrow>
    <annotation encoding="StarMath 5.0">left[ matrix{
a # b ##
c # d
} right ]

left[ matrix{ e ## f } right ] 


= 
left[ matrix{
e times a + b times f 
## 
d times c + d times f
} right ]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</mtr>
          <mtr>
            <mtd>
              <mi>c</mi>
            </mtd>
            <mtd>
              <mi>d</mi>
            </mtd>
          </mtr>
        </mtable>
      </mrow>
      <mo fence="true" stretchy="true">]</mo>
    </mrow>
    <annotation encoding="StarMath 5.0">left[ matrix{
a # b ##
c # d
} right ]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i>e</mi>
            </mtd>
          </mtr>
          <mtr>
            <mtd>
              <mi>f</mi>
            </mtd>
          </mtr>
        </mtable>
      </mrow>
      <mo fence="true" stretchy="true">]</mo>
    </mrow>
    <annotation encoding="StarMath 5.0">left[ matrix{ e ## f } right ] </annotation>
  </semantics>
</math>
</file>

<file path=Object 4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b</mi>
            </mtd>
          </mtr>
          <mtr>
            <mtd>
              <mi>c</mi>
            </mtd>
            <mtd>
              <mi>d</mi>
            </mtd>
          </mtr>
        </mtable>
      </mrow>
      <mo fence="true" stretchy="true">]</mo>
    </mrow>
    <annotation encoding="StarMath 5.0">left[ matrix{
a # b ##
c # d
} right ]</annotation>
  </semantics>
</math>
</file>

<file path=Object 5/content.xml><?xml version="1.0" encoding="utf-8"?>
<math xmlns="http://www.w3.org/1998/Math/MathML" display="block">
  <semantics>
    <mrow>
      <mo fence="true" stretchy="true">[</mo>
      <mrow>
        <mtable>
          <mtr>
            <mtd>
              <mi>e</mi>
            </mtd>
          </mtr>
          <mtr>
            <mtd>
              <mi>f</mi>
            </mtd>
          </mtr>
        </mtable>
      </mrow>
      <mo fence="true" stretchy="true">]</mo>
    </mrow>
    <annotation encoding="StarMath 5.0">left[ matrix{ e ## f } right ] </annotation>
  </semantics>
</math>
</file>